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45cm" fo:min-width="22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2.5cm" svg:height="8.815cm" svg:x="3cm" svg:y="3.39cm">
          <draw:text-box>
            <text:p>现在完成时</text:p>
            <text:p/>
            <text:p>have/has + done</text:p>
            <text:p/>
            <text:p/>
            <text:p>John has finished his homework.</text:p>
            <text:p/>
            <text:p>Tom has played soccer for two hours.</text:p>
            <text:p/>
            <text:p><text:span text:style-name="T1">It has been 2 years since Alan played piano.</text:span></text:p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6M2S</meta:editing-duration>
    <meta:editing-cycles>4</meta:editing-cycles>
    <meta:generator>OpenOffice/4.1.15$Win32 OpenOffice.org_project/4115m2$Build-9813</meta:generator>
    <dc:date>2025-10-25T21:51:07.86</dc:date>
    <dc:creator>Eric Zhang</dc:creator>
    <meta:document-statistic meta:object-count="24"/>
  </office:meta>
</office:document-meta>
</file>